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äsitekaavio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/>
            <text:p/>
          </draw:text-box>
        </draw:frame>
        <draw:custom-shape draw:style-name="gr1" draw:text-style-name="P1" draw:layer="layout" svg:width="3.81cm" svg:height="4.572cm" svg:x="4.064cm" svg:y="5.588cm">
          <text:p text:style-name="P1">Kayttaj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4.064cm" svg:x="10.414cm" svg:y="10.922cm">
          <text:p text:style-name="P1">PaivaKirj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17.78cm" svg:y="5.842cm">
          <text:p text:style-name="P1">Harjoitu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74cm" svg:y1="10.16cm" svg:x2="10.414cm" svg:y2="11.938cm">
          <text:p/>
        </draw:line>
        <draw:line draw:style-name="gr2" draw:text-style-name="P1" draw:layer="layout" svg:x1="15.24cm" svg:y1="11.938cm" svg:x2="18.288cm" svg:y2="9.652cm">
          <text:p/>
        </draw:line>
        <draw:frame draw:style-name="gr3" draw:layer="layout" svg:width="0.853cm" svg:height="0.962cm" svg:x="7.62cm" svg:y="10.668cm">
          <draw:text-box>
            <text:p>1</text:p>
          </draw:text-box>
        </draw:frame>
        <draw:frame draw:style-name="gr3" draw:layer="layout" svg:width="0.748cm" svg:height="0.962cm" svg:x="9.652cm" svg:y="12.192cm">
          <draw:text-box>
            <text:p>*</text:p>
          </draw:text-box>
        </draw:frame>
        <draw:frame draw:style-name="gr3" draw:layer="layout" svg:width="0.853cm" svg:height="0.962cm" svg:x="18.542cm" svg:y="9.906cm">
          <draw:text-box>
            <text:p>1</text:p>
          </draw:text-box>
        </draw:frame>
        <draw:frame draw:style-name="gr3" draw:layer="layout" svg:width="0.748cm" svg:height="0.962cm" svg:x="16.002cm" svg:y="12.7cm">
          <draw:text-box>
            <text:p>*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9T18:19:06</meta:creation-date>
    <dc:date>2013-04-29T18:24:08</dc:date>
    <meta:editing-duration>PT57S</meta:editing-duration>
    <meta:editing-cycles>3</meta:editing-cycles>
    <meta:generator>LibreOffice/3.5$Linux_x86 LibreOffice_project/350m1$Build-2</meta:generator>
    <meta:document-statistic meta:object-count="34"/>
  </office:meta>
</office:document-meta>
</file>